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9_12-15-2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19_16-03-18_000.jpg</text:p>
          </table:table-cell>
          <table:table-cell table:style-name="ce19" office:value-type="string">
            <text:p>:m RES 1*1 / free# JVEMV6 37#28_26.4 / 37. miscs of miscs / 28. anim.dessin / 26. 解剖 / theme=骨格：足,notice=~,found=足の指も、３つの節骨でできている（基・中・末） / N~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3]=&quot;&quot;;[.C3];CONCATENATE([.C3];&quot; / &quot;;[.E3]))" office:value-type="string" office:string-value=":m RES 1*1 / free# JVEMV6 37#28_26.4 / 37. miscs of miscs / 28. anim.dessin / 26. 解剖 / theme=骨格：足,notice=~,found=足の指も、３つの節骨でできている（基・中・末） / N~">
            <text:p>:m RES 1*1 / free# JVEMV6 37#28_26.4 / 37. miscs of miscs / 28. anim.dessin / 26. 解剖 / theme=骨格：足,notice=~,found=足の指も、３つの節骨でできている（基・中・末）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19_16-03-49_000.jpg</text:p>
          </table:table-cell>
          <table:table-cell table:style-name="ce19" office:value-type="string">
            <text:p>:m やっていること / 解剖；knoten；CO2</text:p>
          </table:table-cell>
          <table:table-cell table:style-name="ce3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4]=&quot;&quot;;[.C4];CONCATENATE([.C4];&quot; / &quot;;[.E4]))" office:value-type="string" office:string-value=":m やっていること / 解剖；knoten；CO2">
            <text:p>:m やっていること / 解剖；knoten；CO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9_20-37-23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9_22-51-21_000.jpg</text:p>
          </table:table-cell>
          <table:table-cell table:style-name="ce19" office:value-type="string">
            <text:p>:PHOTO 記録 / PC画面 / デスクトップPC / 「IWJ」 / 寄付金、入金 / 2000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6]=&quot;&quot;;[.C6];CONCATENATE([.C6];&quot; / &quot;;[.E6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9_22-52-57_000.jpg</text:p>
          </table:table-cell>
          <table:table-cell table:style-name="ce19" office:value-type="string">
            <text:p>:PHOTO 記録 / PC画面 / デスクトップPC / 「IWJ」 / 寄付金、入金 / 2000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7]=&quot;&quot;;[.C7];CONCATENATE([.C7];&quot; / &quot;;[.E7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9_22-53-16_000.jpg</text:p>
          </table:table-cell>
          <table:table-cell table:style-name="ce19" office:value-type="string">
            <text:p>:PHOTO 記録 / PC画面 / デスクトップPC / 「IWJ」 / 寄付金、入金 / 2000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8]=&quot;&quot;;[.C8];CONCATENATE([.C8];&quot; / &quot;;[.E8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9_22-56-23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9_23-10-23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9_23-22-32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9_23-52-10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0_00-46-13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/>
          <table:table-cell table:style-name="ce39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0_00-46-18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0_10-44-59_000.jpg</text:p>
          </table:table-cell>
          <table:table-cell table:style-name="ce22" office:value-type="string">
            <text:p>:m :th / 「後背位」、首筋にキスしながら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5]=&quot;&quot;;[.C15];CONCATENATE([.C15];&quot; / &quot;;[.E15]))" office:value-type="string" office:string-value=":m :th / 「後背位」、首筋にキスしながら">
            <text:p>:m :th / 「後背位」、首筋にキスしなが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9_13-44-08_000.mp4</text:p>
          </table:table-cell>
          <table:table-cell table:style-name="ce8" office:value-type="string">
            <text:p>:VIDEO / @自室 / 記録 / knoten / 実演,perform / n-2020-0919-1 / knot=kreuzbund,other=half-finished,for=how-to-tie,R=1</text:p>
          </table:table-cell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string" office:string-value=":VIDEO / @自室 / 記録 / knoten / 実演,perform / n-2020-0919-1 / knot=kreuzbund,other=half-finished,for=how-to-tie,R=1">
            <text:p>:VIDEO / @自室 / 記録 / knoten / 実演,perform / n-2020-0919-1 / knot=kreuzbund,other=half-finished,for=how-to-tie,R=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9_14-01-28_000.mp4</text:p>
          </table:table-cell>
          <table:table-cell table:style-name="ce8" office:value-type="string">
            <text:p>:VIDEO / @自室 / 記録 / knoten / 実演,perform / n-2020-0919-2 / knot=長いロープを束ねる,R=2,memo=original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knoten / 実演,perform / n-2020-0919-2 / knot=長いロープを束ねる,R=2,memo=original">
            <text:p>:VIDEO / @自室 / 記録 / knoten / 実演,perform / n-2020-0919-2 / knot=長いロープを束ねる,R=2,memo=original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9_18-45-11_000.mp4</text:p>
          </table:table-cell>
          <table:table-cell table:style-name="ce8" office:value-type="string">
            <text:p>:VIDEO / @自室 / 記録 / jap.flute / 演奏、play / f-2020-0919-1 / genr=tips,R=1,for=how-to:close-holes:Bf3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VIDEO / @自室 / 記録 / jap.flute / 演奏、play / f-2020-0919-1 / genr=tips,R=1,for=how-to:close-holes:Bf3">
            <text:p>:VIDEO / @自室 / 記録 / jap.flute / 演奏、play / f-2020-0919-1 / genr=tips,R=1,for=how-to:close-holes:Bf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9_18-49-15_000.mp4</text:p>
          </table:table-cell>
          <table:table-cell table:style-name="ce8" office:value-type="string">
            <text:p>:VIDEO / @自室 / 記録 / jap.flute / 演奏、play / f-2020-0919-2 / genr=f-N,R=2,other=どこかで聴いたことのあるメロディ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jap.flute / 演奏、play / f-2020-0919-2 / genr=f-N,R=2,other=どこかで聴いたことのあるメロディ">
            <text:p>:VIDEO / @自室 / 記録 / jap.flute / 演奏、play / f-2020-0919-2 / genr=f-N,R=2,other=どこかで聴いたことのあるメロディ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9_21-40-03_000.mid</text:p>
          </table:table-cell>
          <table:table-cell table:style-name="ce8" office:value-type="string">
            <text:p>:in-mid / app=perfect-piano / 演奏、play / id-2020-0919-1 / category=melody,inst=~,for=~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in-mid / app=perfect-piano / 演奏、play / id-2020-0919-1 / category=melody,inst=~,for=~">
            <text:p>:in-mid / app=perfect-piano / 演奏、play / id-2020-0919-1 / category=melody,inst=~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1:3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0T11:31:59.28</dc:date>
    <dc:creator>iwabuchi ken</dc:creator>
    <meta:editing-duration>P25DT17H9M42S</meta:editing-duration>
    <meta:editing-cycles>9722</meta:editing-cycles>
    <meta:document-statistic meta:table-count="1" meta:cell-count="464" meta:object-count="0"/>
  </office:meta>
</office:document-meta>
</file>